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ffff" draw:textarea-horizontal-align="justify" draw:textarea-vertical-align="bottom" draw:auto-grow-height="false" fo:min-height="17.022cm" fo:min-width="16.899cm"/>
      <style:paragraph-properties style:writing-mode="lr-tb"/>
    </style:style>
    <style:style style:name="gr2" style:family="graphic" style:parent-style-name="standard">
      <style:graphic-properties draw:fill="solid" draw:fill-color="#ff99ff" draw:textarea-horizontal-align="justify" draw:textarea-vertical-align="bottom" draw:auto-grow-height="false" fo:min-height="10.994cm" fo:min-width="14.867cm"/>
      <style:paragraph-properties style:writing-mode="lr-tb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 fo:min-height="4.195cm" fo:min-width="5.215cm"/>
      <style:paragraph-properties style:writing-mode="lr-tb"/>
    </style:style>
    <style:style style:name="gr4" style:family="graphic" style:parent-style-name="standard">
      <style:graphic-properties draw:fill="solid" draw:fill-color="#ccff99" draw:textarea-horizontal-align="justify" draw:textarea-vertical-align="middle" draw:auto-grow-height="false" fo:min-height="3.306cm" fo:min-width="5.723cm"/>
      <style:paragraph-properties style:writing-mode="lr-tb"/>
    </style:style>
    <style:style style:name="gr5" style:family="graphic" style:parent-style-name="standard">
      <style:graphic-properties draw:fill="solid" draw:fill-color="#669933" draw:textarea-horizontal-align="justify" draw:textarea-vertical-align="middle" draw:auto-grow-height="false" fo:min-height="2.036cm" fo:min-width="5.21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1.147cm" fo:min-width="1.27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3333ff" draw:textarea-horizontal-align="justify" draw:textarea-vertical-align="middle" draw:auto-grow-height="false" fo:min-height="0.893cm" fo:min-width="13.8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ff99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solid" draw:fill-color="#ccff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solid" draw:fill-color="#ccff99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669933"/>
      <style:paragraph-properties fo:text-align="center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solid" draw:fill-color="#ff3333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3333ff"/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loext:opacity="100%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399cm" svg:height="17.272cm" svg:x="2.07cm" svg:y="8.493cm">
          <text:p text:style-name="P1"><text:span text:style-name="T1">host machine</text:span></text:p>
          <text:p text:style-name="P1"><text:span text:style-name="T1">(real hardware)</text:span></text:p>
          <text:p text:style-name="P1"><text:span text:style-name="T2"/></text:p>
          <text:p text:style-name="P1"><text:span text:style-name="T2">&lt;your_own_laptop&gt;</text:span></text:p>
          <text:p text:style-name="P1"><text:span text:style-name="T2"/></text:p>
          <text:p text:style-name="P1"><text:span text:style-name="T1">running a virtualization environment</text:span></text:p>
          <text:p text:style-name="P1"><text:span text:style-name="T1">like VMWare Player or VirtualBox</text:span></text:p>
          <text:p text:style-name="P1"><text:span text:style-name="T1"/></text:p>
          <text:p text:style-name="P1"><text:span text:style-name="T1">10.0.2.2 (VirtualBox NAT adapter)</text:span></text:p>
          <text:p text:style-name="P1"><text:span text:style-name="T1">172.16.32.0/24 (IoT LAN) (Gateway 172.16.32.4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5.367cm" svg:height="11.244cm" svg:x="3.086cm" svg:y="9.382cm">
          <text:p text:style-name="P1"><text:span text:style-name="T1">guest machine</text:span></text:p>
          <text:p text:style-name="P1"><text:span text:style-name="T1">(virtual hardware)</text:span></text:p>
          <text:p text:style-name="P1"><text:span text:style-name="T2"/></text:p>
          <text:p text:style-name="P1"><text:span text:style-name="T2">iot-lab-vsrvr</text:span></text:p>
          <text:p text:style-name="P1"><text:span text:style-name="T2"/></text:p>
          <text:p text:style-name="P1"><text:span text:style-name="T1">IP: 192.168.122.1/24</text:span></text:p>
          <text:p text:style-name="P1"><text:span text:style-name="T1">IP: 10.0.2.15 (Gateway: 10.0.2.2)</text:span></text:p>
          <text:p text:style-name="P1"><text:span text:style-name="T1">(VirtualBox NAT adapter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5.715cm" svg:height="4.445cm" svg:x="11.441cm" svg:y="12.118cm">
          <text:p text:style-name="P1"><text:span text:style-name="T1">nested guest machine</text:span></text:p>
          <text:p text:style-name="P1"><text:span text:style-name="T1">(virtual hardware)</text:span></text:p>
          <text:p text:style-name="P1"><text:span text:style-name="T2"/></text:p>
          <text:p text:style-name="P1"><text:span text:style-name="T2">cassandra-node-1</text:span></text:p>
          <text:p text:style-name="P1"><text:span text:style-name="T2"/></text:p>
          <text:p text:style-name="P1"><text:span text:style-name="T1">IP: 192.168.122.20/24</text:span></text:p>
          <text:p text:style-name="P1"><text:span text:style-name="T1">Gateway: 192.168.122.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5.715cm" svg:height="4.445cm" svg:x="4.202cm" svg:y="12.118cm">
          <text:p text:style-name="P1"><text:span text:style-name="T1">nested guest machine</text:span></text:p>
          <text:p text:style-name="P1"><text:span text:style-name="T1">(virtual hardware)</text:span></text:p>
          <text:p text:style-name="P1"><text:span text:style-name="T2"/></text:p>
          <text:p text:style-name="P1"><text:span text:style-name="T2">cassandra-node-0</text:span></text:p>
          <text:p text:style-name="P1"><text:span text:style-name="T2"/></text:p>
          <text:p text:style-name="P1"><text:span text:style-name="T1">IP: 192.168.122.10/24</text:span></text:p>
          <text:p text:style-name="P1"><text:span text:style-name="T1">Gateway: 192.168.122.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6.223cm" svg:height="3.556cm" svg:x="2.143cm" svg:y="2.27cm">
          <text:p text:style-name="P1"><text:span text:style-name="T3">Lab MQTT Broker</text:span></text:p>
          <text:p text:style-name="P1"><text:span text:style-name="T1"/></text:p>
          <text:p text:style-name="P1"><text:span text:style-name="T1">IP: 172.16.32.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5.715cm" svg:height="2.286cm" svg:x="11.708cm" svg:y="1.381cm">
          <text:p text:style-name="P1"><text:span text:style-name="T4">Raspberry Pi</text:span></text:p>
          <text:p text:style-name="P1"><text:span text:style-name="T5"/></text:p>
          <text:p text:style-name="P1"><text:span text:style-name="T5">IP: 172.16.32.[2-7][0-9]|8[0-4]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5.715cm" svg:height="2.286cm" svg:x="11.708cm" svg:y="4.505cm">
          <text:p text:style-name="P1"><text:span text:style-name="T4">Raspberry Pi</text:span></text:p>
          <text:p text:style-name="P1"><text:span text:style-name="T5"/></text:p>
          <text:p text:style-name="P1"><text:span text:style-name="T5">IP: 172.16.32.[2-7][0-9]|8[0-4]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1.708cm" svg:y1="2.524cm" svg:x2="8.366cm" svg:y2="4.048cm" draw:start-shape="id1" draw:end-shape="id2" svg:d="M11708 2524h-1672v1524h-1670" svg:viewBox="0 0 3343 1525">
          <text:p text:style-name="P1"><text:span text:style-name="T6">publish</text:span></text:p>
        </draw:connector>
        <draw:connector draw:style-name="gr6" draw:text-style-name="P8" draw:layer="layout" svg:x1="11.708cm" svg:y1="5.648cm" svg:x2="8.366cm" svg:y2="4.048cm" draw:start-shape="id3" draw:end-shape="id2" svg:d="M11708 5648h-1672v-1600h-1670" svg:viewBox="0 0 3343 1601">
          <text:p text:style-name="P1"><text:span text:style-name="T6">publish</text:span></text:p>
        </draw:connector>
        <draw:custom-shape draw:style-name="gr7" draw:text-style-name="P9" xml:id="id4" draw:id="id4" draw:layer="layout" svg:width="1.778cm" svg:height="1.397cm" svg:x="18.812cm" svg:y="0.492cm">
          <text:p text:style-name="P1"><text:span text:style-name="T7">grovePi</text:span></text:p>
          <text:p text:style-name="P1"><text:span text:style-name="T7">Sensor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8.812cm" svg:y1="1.19cm" svg:x2="17.423cm" svg:y2="2.524cm" draw:start-shape="id4" draw:start-glue-point="3" draw:end-shape="id1" svg:d="M18812 1190l-1389 1334" svg:viewBox="0 0 1390 1335">
          <text:p/>
        </draw:connector>
        <draw:custom-shape draw:style-name="gr7" draw:text-style-name="P9" xml:id="id5" draw:id="id5" draw:layer="layout" svg:width="1.778cm" svg:height="1.397cm" svg:x="18.78cm" svg:y="4.048cm">
          <text:p text:style-name="P1"><text:span text:style-name="T7">grovePi</text:span></text:p>
          <text:p text:style-name="P1"><text:span text:style-name="T7">Sensor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8.78cm" svg:y1="4.746cm" svg:x2="17.423cm" svg:y2="5.648cm" draw:start-shape="id5" draw:start-glue-point="3" draw:end-shape="id3" draw:end-glue-point="1" svg:d="M18780 4746l-1357 902" svg:viewBox="0 0 1358 903">
          <text:p/>
        </draw:connector>
        <draw:connector draw:style-name="gr6" draw:text-style-name="P8" draw:layer="layout" svg:x1="10.715cm" svg:y1="9.817cm" svg:x2="5.254cm" svg:y2="5.826cm" draw:start-shape="id6" draw:start-glue-point="0" draw:end-shape="id2" svg:d="M10715 9817v-1996h-5461v-1995" svg:viewBox="0 0 5462 3992">
          <text:p text:style-name="P1"><text:span text:style-name="T6">subscribe</text:span></text:p>
          <text:p text:style-name="P1"><text:span text:style-name="T6"/></text:p>
        </draw:connector>
        <draw:custom-shape draw:style-name="gr9" draw:text-style-name="P10" xml:id="id6" draw:id="id6" draw:layer="layout" svg:width="14.351cm" svg:height="1.143cm" svg:x="3.54cm" svg:y="9.817cm">
          <text:p text:style-name="P1"><text:span text:style-name="T8">Java Application (Apache Storm)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line-skew="-0.225cm" svg:x1="10.715cm" svg:y1="10.96cm" svg:x2="7.059cm" svg:y2="12.118cm" draw:start-shape="id6" draw:start-glue-point="2" draw:end-shape="id7" draw:end-glue-point="0" svg:d="M10715 10960v353h-3656v805" svg:viewBox="0 0 3657 1159">
          <text:p text:style-name="P1"><text:span text:style-name="T6"><text:s text:c="29"/></text:span><text:span text:style-name="T6">write down</text:span></text:p>
        </draw:connector>
        <draw:connector draw:style-name="gr8" draw:text-style-name="P7" draw:layer="layout" draw:line-skew="-0.225cm" svg:x1="10.715cm" svg:y1="10.96cm" svg:x2="14.298cm" svg:y2="12.118cm" draw:start-shape="id6" draw:start-glue-point="2" draw:end-shape="id8" draw:end-glue-point="0" svg:d="M10715 10960v353h3583v805" svg:viewBox="0 0 3584 11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eiu </meta:initial-creator>
    <meta:creation-date>2015-10-19T13:40:25.533491392</meta:creation-date>
    <dc:date>2021-09-22T17:06:01.681694095</dc:date>
    <dc:creator>leiu </dc:creator>
    <meta:editing-duration>P2DT1H45M45S</meta:editing-duration>
    <meta:editing-cycles>14</meta:editing-cycles>
    <meta:generator>LibreOffice/7.0.4.2$Linux_X86_64 LibreOffice_project/00$Build-2</meta:generator>
    <meta:document-statistic meta:object-count="17"/>
  </office:meta>
</office:document-meta>
</file>